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5b737" officeooo:paragraph-rsid="0005b737" style:font-size-asian="12pt" style:font-size-complex="12pt"/>
    </style:style>
    <style:style style:name="P3" style:family="paragraph" style:parent-style-name="Standard">
      <style:text-properties style:font-name="Liberation Serif" fo:font-size="12pt" fo:font-weight="bold"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05b737" officeooo:paragraph-rsid="0005b737" style:font-size-asian="12pt" style:font-weight-asian="bold" style:font-size-complex="12pt" style:font-weight-complex="bold"/>
    </style:style>
    <style:style style:name="P5" style:family="paragraph" style:parent-style-name="Standard">
      <style:text-properties style:font-name="Liberation Serif" fo:font-size="12pt" fo:font-weight="bold" officeooo:rsid="0005b737" officeooo:paragraph-rsid="0005e05a" style:font-size-asian="12pt" style:font-weight-asian="bold" style:font-size-complex="12pt" style:font-weight-complex="bold"/>
    </style:style>
    <style:style style:name="P6" style:family="paragraph" style:parent-style-name="Standard">
      <style:text-properties style:font-name="Liberation Serif" fo:font-size="12pt" fo:font-weight="bold" officeooo:rsid="0005b737" officeooo:paragraph-rsid="00097acf" style:font-size-asian="12pt" style:font-weight-asian="bold" style:font-size-complex="12pt" style:font-weight-complex="bold"/>
    </style:style>
    <style:style style:name="P7" style:family="paragraph" style:parent-style-name="Standard">
      <style:text-properties style:font-name="Liberation Serif" fo:font-size="12pt" fo:font-weight="bold" officeooo:rsid="0005b737" officeooo:paragraph-rsid="000a78af" style:font-size-asian="12pt" style:font-weight-asian="bold" style:font-size-complex="12pt" style:font-weight-complex="bold"/>
    </style:style>
    <style:style style:name="P8" style:family="paragraph" style:parent-style-name="Standard">
      <style:text-properties style:font-name="Liberation Serif" fo:font-size="12pt" fo:font-weight="bold" officeooo:rsid="0005b737" officeooo:paragraph-rsid="000e4fe6"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05e05a" officeooo:paragraph-rsid="0005e05a" style:font-size-asian="12pt" style:font-weight-asian="bold" style:font-size-complex="12pt" style:font-weight-complex="bold"/>
    </style:style>
    <style:style style:name="P10" style:family="paragraph" style:parent-style-name="Standard">
      <style:text-properties style:font-name="Liberation Serif" fo:font-size="12pt" fo:font-weight="bold" officeooo:rsid="000a78af" officeooo:paragraph-rsid="000a78af"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0bc026" officeooo:paragraph-rsid="000bc026" style:font-size-asian="12pt" style:font-weight-asian="bold" style:font-size-complex="12pt" style:font-weight-complex="bold"/>
    </style:style>
    <style:style style:name="P12" style:family="paragraph" style:parent-style-name="Standard">
      <style:text-properties style:font-name="Liberation Serif" fo:font-size="12pt" fo:font-weight="bold" officeooo:rsid="000d26ec" officeooo:paragraph-rsid="000d26ec" style:font-size-asian="12pt" style:font-weight-asian="bold" style:font-size-complex="12pt" style:font-weight-complex="bold"/>
    </style:style>
    <style:style style:name="P13" style:family="paragraph" style:parent-style-name="Standard">
      <style:text-properties style:font-name="Liberation Serif" fo:font-size="12pt" fo:font-weight="bold" officeooo:rsid="000d26ec" officeooo:paragraph-rsid="000e4fe6"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0e4fe6" officeooo:paragraph-rsid="000e4fe6" style:font-size-asian="12pt" style:font-weight-asian="bold" style:font-size-complex="12pt" style:font-weight-complex="bold"/>
    </style:style>
    <style:style style:name="P15" style:family="paragraph" style:parent-style-name="Standard">
      <style:text-properties style:font-name="Liberation Serif" fo:font-size="12pt" fo:font-weight="normal" officeooo:rsid="0005b737" officeooo:paragraph-rsid="0005e05a"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5b737" officeooo:paragraph-rsid="0005b737"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068fbc" officeooo:paragraph-rsid="00068fbc"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068fbc" officeooo:paragraph-rsid="000fb3dc" style:font-size-asian="12pt" style:font-weight-asian="normal" style:font-size-complex="12pt" style:font-weight-complex="normal"/>
    </style:style>
    <style:style style:name="P19" style:family="paragraph" style:parent-style-name="Standard" style:list-style-name="L2">
      <style:text-properties style:font-name="Liberation Serif" fo:font-size="12pt" fo:font-weight="normal" officeooo:rsid="0012dbba" officeooo:paragraph-rsid="0012dbba" style:font-size-asian="12pt" style:font-weight-asian="normal" style:font-size-complex="12pt" style:font-weight-complex="normal"/>
    </style:style>
    <style:style style:name="P20" style:family="paragraph" style:parent-style-name="Standard" style:list-style-name="L2">
      <style:text-properties style:font-name="Liberation Serif" fo:font-weight="normal" officeooo:paragraph-rsid="001438d4" style:font-weight-asian="normal" style:font-weight-complex="normal"/>
    </style:style>
    <style:style style:name="P21" style:family="paragraph" style:parent-style-name="Text_20_body" style:list-style-name="L2">
      <style:text-properties officeooo:paragraph-rsid="001438d4"/>
    </style:style>
    <style:style style:name="P22" style:family="paragraph" style:parent-style-name="Text_20_body" style:list-style-name="L2">
      <style:text-properties officeooo:paragraph-rsid="0015b302"/>
    </style:style>
    <style:style style:name="T1" style:family="text">
      <style:text-properties style:text-underline-style="solid" style:text-underline-width="auto" style:text-underline-color="font-color"/>
    </style:style>
    <style:style style:name="T2" style:family="text">
      <style:text-properties officeooo:rsid="0005e05a"/>
    </style:style>
    <style:style style:name="T3" style:family="text">
      <style:text-properties officeooo:rsid="00068fbc"/>
    </style:style>
    <style:style style:name="T4" style:family="text">
      <style:text-properties fo:font-weight="normal" style:font-weight-asian="normal" style:font-weight-complex="normal"/>
    </style:style>
    <style:style style:name="T5" style:family="text">
      <style:text-properties fo:font-weight="normal" officeooo:rsid="00083d8a" style:font-weight-asian="normal" style:font-weight-complex="normal"/>
    </style:style>
    <style:style style:name="T6" style:family="text">
      <style:text-properties fo:font-weight="normal" officeooo:rsid="00097acf" style:font-weight-asian="normal" style:font-weight-complex="normal"/>
    </style:style>
    <style:style style:name="T7" style:family="text">
      <style:text-properties fo:font-weight="normal" officeooo:rsid="000a78af" style:font-weight-asian="normal" style:font-weight-complex="normal"/>
    </style:style>
    <style:style style:name="T8" style:family="text">
      <style:text-properties fo:font-weight="normal" officeooo:rsid="000d26ec" style:font-weight-asian="normal" style:font-weight-complex="normal"/>
    </style:style>
    <style:style style:name="T9" style:family="text">
      <style:text-properties fo:font-weight="normal" officeooo:rsid="000e4fe6" style:font-weight-asian="normal" style:font-weight-complex="normal"/>
    </style:style>
    <style:style style:name="T10" style:family="text">
      <style:text-properties officeooo:rsid="000d26ec"/>
    </style:style>
    <style:style style:name="T11" style:family="text">
      <style:text-properties officeooo:rsid="000fb3dc"/>
    </style:style>
    <style:style style:name="T12" style:family="text">
      <style:text-properties officeooo:rsid="002f0278"/>
    </style:style>
    <style:style style:name="T13" style:family="text">
      <style:text-properties style:font-name="Liberation Serif" officeooo:rsid="002fff06"/>
    </style:style>
    <style:style style:name="T14" style:family="text">
      <style:text-properties style:font-name="Liberation Serif" officeooo:rsid="002f0278"/>
    </style:style>
    <style:style style:name="T15" style:family="text">
      <style:text-properties style:font-name="Liberation Serif" officeooo:rsid="000fb3dc"/>
    </style:style>
    <style:style style:name="T16" style:family="text">
      <style:text-properties officeooo:rsid="001438d4"/>
    </style:style>
    <style:style style:name="T17" style:family="text">
      <style:text-properties style:font-name="Liberation Serif"/>
    </style:style>
    <style:style style:name="T18" style:family="text">
      <style:text-properties style:font-name="Liberation Serif" fo:font-size="12pt" officeooo:rsid="001438d4" style:font-size-asian="12pt" style:font-size-complex="12pt"/>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weight="normal" officeooo:rsid="001438d4" style:font-weight-asian="normal" style:font-weight-complex="normal"/>
    </style:style>
    <style:style style:name="T22" style:family="text">
      <style:text-properties style:font-name="Liberation Serif" fo:font-weight="normal" officeooo:rsid="0015b302" style:font-weight-asian="normal" style:font-weight-complex="normal"/>
    </style:style>
    <style:style style:name="T23" style:family="text">
      <style:text-properties style:font-name="Liberation Serif" officeooo:rsid="001438d4"/>
    </style:style>
    <style:style style:name="T24" style:family="text">
      <style:text-properties fo:font-size="12pt" officeooo:rsid="001438d4" style:font-size-asian="12pt" style:font-size-complex="12pt"/>
    </style:style>
    <style:style style:name="T25" style:family="text">
      <style:text-properties officeooo:rsid="002fff0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nsider the user story: “As a customer I want to use ATM”. What would be my acceptance criteria (“so that......)”? List all possible acceptance criteria</text:p>
      <text:p text:style-name="P1"/>
      <text:p text:style-name="P4">Ans: </text:p>
      <text:p text:style-name="P4"><text:s text:c="12"/><text:span text:style-name="T1">Acceptance criteria</text:span></text:p>
      <text:p text:style-name="P4">1:so that I <text:span text:style-name="T3">could withdraw cash if my card is valid and has sufficient funds</text:span></text:p>
      <text:p text:style-name="P4">2:so that I want to view the correct balance in my savings account</text:p>
      <text:p text:style-name="P4">3:<text:span text:style-name="T2">so that </text:span>I should be able to select the language for navigation <text:span text:style-name="T2">for withdrawing my cash</text:span></text:p>
      <text:p text:style-name="P14">4:so that i could change my ATM pin without going to the bank</text:p>
      <text:p text:style-name="P14">5:so that I don’t have to carry the liquid cash everytime I travel.</text:p>
      <text:p text:style-name="P9"/>
      <text:p text:style-name="P2"/>
      <text:p text:style-name="P1">2. What are the advanced Scrum Master skills? </text:p>
      <text:p text:style-name="P1"/>
      <text:p text:style-name="P4">Ans: </text:p>
      <text:list xml:id="list6974580654084591670" text:style-name="L2">
        <text:list-item>
          <text:p text:style-name="P19">Facilitate meetings: Conduct daily meetings, Sprint planning, retrospective and the sprint demo</text:p>
        </text:list-item>
        <text:list-item>
          <text:p text:style-name="P19">Conflict resolution: ability by being open,honest and respectful</text:p>
        </text:list-item>
        <text:list-item>
          <text:p text:style-name="P19">Communication : for effective feedback and flow of information</text:p>
        </text:list-item>
        <text:list-item>
          <text:p text:style-name="P20"><text:span text:style-name="T24">Impediment removal</text:span></text:p>
        </text:list-item>
        <text:list-item>
          <text:p text:style-name="P20">Shielding the team </text:p>
        </text:list-item>
        <text:list-item>
          <text:p text:style-name="P20">Coaching Agile practices </text:p>
        </text:list-item>
        <text:list-item>
          <text:p text:style-name="P20">Tight grip on Agile Estimati<text:span text:style-name="T16">on</text:span> and planning </text:p>
        </text:list-item>
        <text:list-item>
          <text:p text:style-name="P20">Forecasting </text:p>
        </text:list-item>
        <text:list-item>
          <text:p text:style-name="P21"><text:span text:style-name="Strong_20_Emphasis"><text:span text:style-name="T21">Act as a </text:span></text:span><text:span text:style-name="Strong_20_Emphasis"><text:span text:style-name="T20">change agent</text:span></text:span><text:span text:style-name="T20"> – </text:span><text:span text:style-name="T21">this is the ability</text:span><text:span text:style-name="T20"> to keep </text:span><text:span text:style-name="T21">the </text:span><text:span text:style-name="T20">retrospectives fresh sprint after sprint</text:span></text:p>
        </text:list-item>
        <text:list-item>
          <text:p text:style-name="P21"><text:span text:style-name="Strong_20_Emphasis"><text:span text:style-name="T20">Scaling scrum success beyond your team</text:span></text:span><text:span text:style-name="T20"> – Learn how to encourage and integrate value-driven practices up and down the organization. </text:span></text:p>
        </text:list-item>
        <text:list-item>
          <text:p text:style-name="P22"><text:span text:style-name="Strong_20_Emphasis"><text:span text:style-name="T20">Visibility</text:span></text:span><text:span text:style-name="T20"> – </text:span><text:span text:style-name="T21">The skill to create a path between the team and other stakeholders</text:span></text:p>
        </text:list-item>
        <text:list-item>
          <text:p text:style-name="P22"><text:span text:style-name="T22">Listening: to have constant feedback</text:span></text:p>
        </text:list-item>
        <text:list-item>
          <text:p text:style-name="P22"><text:span text:style-name="T22">Advocacy</text:span><text:span text:style-name="T20"> </text:span></text:p>
        </text:list-item>
      </text:list>
      <text:p text:style-name="P16"/>
      <text:p text:style-name="P1">3. How do you think you can use Agile practices in large projects? (Given that the team can have no more than 9 people, do you think large projects with large teams can be involved in agile practices?)</text:p>
      <text:p text:style-name="P1"/>
      <text:p text:style-name="P6">Ans: <text:span text:style-name="T5">The best way to use Agile practices in large projects is Scrum of scrums. In this we will divide the whole team into smaller teams( since 9 people is the limit). </text:span><text:span text:style-name="T6">In each scrum team we would have the Scrum master, PO and a technical lead to coordinate so that there is an excellent flow of communication and better integration and reduces redundancy. </text:span></text:p>
      <text:p text:style-name="P6"><text:span text:style-name="T6"/></text:p>
      <text:p text:style-name="P7"><text:span text:style-name="T6">The next key thing is the alignment of iterations. Each team would be having seperate velocity, production capacity and skill set. The teams align themselves according to the project milestones so that all the iterations can be finished together and all the teams could integrate themselves for the deployment of new version on an agreed up on date.</text:span></text:p>
      <text:p text:style-name="P7"><text:span text:style-name="T6"/></text:p>
      <text:p text:style-name="P7"><text:span text:style-name="T7">Then the daily meetings can be conducted by representative from each team discussing on the dependencies and risks. A daily Scrum of scrums is also conducted between the technical leads on the follow up of the project.</text:span><text:span text:style-name="T6"> </text:span></text:p>
      <text:p text:style-name="P7"><text:soft-page-break/><text:span text:style-name="T6"/></text:p>
      <text:p text:style-name="P10"><text:span text:style-name="T6">I</text:span><text:span text:style-name="T4">f the project team is still bigger than the specified number, then we can apply Scrum of scrum of Scrums, which will become more complex but with experienced heads this <text:s/>task won’t be a hardship.</text:span></text:p>
      <text:p text:style-name="P10"><text:span text:style-name="T4"/></text:p>
      <text:p text:style-name="P11"><text:span text:style-name="T4">If scrum of scrums is not applied then it would be very diificult to run the project. The daily meetings and other processes would result in failure and leads to mismanagement. </text:span></text:p>
      <text:p text:style-name="P12"><text:span text:style-name="T4"/></text:p>
      <text:p text:style-name="P13"><text:span text:style-name="T4">Large projects with large teams can be involved in agile practices, but it depends on how efficiently the team applies scrum of scrums and how effectively the communication takes place. </text:span></text:p>
      <text:p text:style-name="P13"><text:span text:style-name="T9"/></text:p>
      <text:p text:style-name="P13"><text:span text:style-name="T9">Communication is emphasized because Agile methodology highly relies on feedback.</text:span></text:p>
      <text:p text:style-name="P2"/>
      <text:p text:style-name="P1">4. What are the <text:span text:style-name="T10">p</text:span>ossible options for tracking project performance in Agile?</text:p>
      <text:p text:style-name="P1"/>
      <text:p text:style-name="P5">Ans:</text:p>
      <text:p text:style-name="P15"><text:span text:style-name="T2">Agile metrics is one of the best method of tracking a project.</text:span></text:p>
      <text:p text:style-name="P15"/>
      <text:p text:style-name="P17">1. Burndown chart: <text:span text:style-name="T11">This would track the progress of the project. This helps us to understand the work remaining and the days/ hours left to finish off the project in time.</text:span></text:p>
      <text:p text:style-name="P17">2. Defect Analysis: <text:span text:style-name="T11">This is done so that, it is able to monitor the number of defects resolved and the number of defects remaining.</text:span></text:p>
      <text:p text:style-name="P18">3. <text:span text:style-name="T11">The CPI and SPI values helps us understand whether the project will remain within the budget and whether it will be finished early/late/on-time.</text:span></text:p>
      <text:p text:style-name="P18"><text:span text:style-name="T11">4. The business value gives us the outcomes rather than outputs. It helps us in differentiating chores from fetaures. Chores does not have any business value, as it is not providing any outcome to the client.</text:span></text:p>
      <text:p text:style-name="P18"><text:span text:style-name="T11">5. Velocity lag: is used to determine the project is running according to the ideal base velocity.</text:span></text:p>
      <text:p text:style-name="P18"><text:span text:style-name="T11">6. Work Remaining on a Task: To determine the work remaining on each active taskFlow analysis: is a technique implemented to identified items that is in a bottleneck or acting as an impediment and to find whether they are in a transition state.</text:span></text:p>
      <text:p text:style-name="P18"><text:span text:style-name="T11">6.Release chart: shows what are teh tasks reamining during the project.</text:span></text:p>
      <text:p text:style-name="P18"><text:span text:style-name="T11">7.Hit rate: is to determine whether the work in a particular timebox has been completed or not.</text:span></text:p>
      <text:p text:style-name="P16"/>
      <text:p text:style-name="P1">5. In Agile, the team always picks up business value user stories in every sprint. Do we still need to know earned value?</text:p>
      <text:p text:style-name="P1"/>
      <text:p text:style-name="P8">Ans: </text:p>
      <text:p text:style-name="P8"/>
      <text:p text:style-name="P8"><text:span text:style-name="T10">Yes, </text:span><text:span text:style-name="T8">we need to know the earned value as it helps us understand </text:span><text:span text:style-name="T9">whether the plan is going as expected to acheive the short term and long term goals. A project overview can be seen when we get the earned value as it shows the efforts completed for the amount spen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1:57:20.110022694</meta:creation-date>
    <dc:date>2016-08-23T14:36:59.334537071</dc:date>
    <meta:editing-duration>PT55M25S</meta:editing-duration>
    <meta:editing-cycles>9</meta:editing-cycles>
    <meta:generator>LibreOffice/5.1.4.2$Linux_X86_64 LibreOffice_project/10m0$Build-2</meta:generator>
    <meta:document-statistic meta:table-count="0" meta:image-count="0" meta:object-count="0" meta:page-count="2" meta:paragraph-count="45" meta:word-count="826" meta:character-count="4762" meta:non-whitespace-character-count="3964"/>
  </office:meta>
</office:document-meta>
</file>